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423cm" fo:margin-bottom="0.212cm"/>
      <style:text-properties style:font-name="Arial" fo:font-size="12pt" fo:background-color="#ffff00" style:font-size-asian="12pt" style:font-size-complex="12pt"/>
    </style:style>
    <style:style style:name="P2" style:family="paragraph" style:parent-style-name="Text_20_body">
      <style:paragraph-properties fo:margin-top="0.423cm" fo:margin-bottom="0.212cm"/>
      <style:text-properties style:font-name="Arial" fo:font-size="12pt" style:font-size-asian="12pt" style:font-size-complex="12pt"/>
    </style:style>
    <style:style style:name="P3" style:family="paragraph" style:parent-style-name="Header">
      <style:text-properties fo:color="#808080" style:font-name="Arial" fo:font-size="10pt" style:font-size-asian="10pt" style:font-size-complex="10pt"/>
    </style:style>
    <style:style style:name="P4" style:family="paragraph" style:parent-style-name="Footer">
      <style:text-properties fo:color="#808080" style:font-name="Arial" fo:font-size="10pt" style:font-size-asian="10pt" style:font-size-complex="10pt"/>
    </style:style>
    <style:style style:name="P5" style:family="paragraph" style:parent-style-name="Text_20_body">
      <style:paragraph-properties fo:margin-top="0.423cm" fo:margin-bottom="0.212cm"/>
      <style:text-properties style:font-name="Arial"/>
    </style:style>
    <style:style style:name="P6" style:family="paragraph" style:parent-style-name="Text_20_body">
      <style:paragraph-properties fo:margin-top="0.423cm" fo:margin-bottom="0.212cm"/>
      <style:text-properties style:font-name="Arial" fo:font-size="12pt" fo:background-color="#ffff00" style:font-size-asian="12pt" style:font-size-complex="12pt"/>
    </style:style>
    <style:style style:name="P7" style:family="paragraph" style:parent-style-name="Text_20_body">
      <style:paragraph-properties fo:margin-top="0.423cm" fo:margin-bottom="0.212cm"/>
      <style:text-properties style:font-name="Arial" fo:font-size="12pt" style:font-size-asian="12pt" style:font-size-complex="12pt"/>
    </style:style>
    <style:style style:name="P8" style:family="paragraph" style:parent-style-name="Text_20_body">
      <style:paragraph-properties fo:margin-top="0.423cm" fo:margin-bottom="0.212cm">
        <style:tab-stops>
          <style:tab-stop style:position="6.218cm"/>
        </style:tab-stops>
      </style:paragraph-properties>
      <style:text-properties style:font-name="Arial" fo:font-size="12pt" style:font-size-asian="12pt" style:font-size-complex="12pt"/>
    </style:style>
    <style:style style:name="P9" style:family="paragraph" style:parent-style-name="Text_20_body">
      <style:paragraph-properties fo:margin-top="0.423cm" fo:margin-bottom="0.212cm"/>
      <style:text-properties style:font-name="Arial" fo:font-size="12pt" fo:font-weight="bold" style:font-size-asian="12pt" style:font-weight-asian="bold" style:font-size-complex="12pt" style:font-weight-complex="bold"/>
    </style:style>
    <style:style style:name="P10" style:family="paragraph" style:parent-style-name="Text_20_body">
      <style:paragraph-properties fo:margin-top="0.423cm" fo:margin-bottom="0.212cm">
        <style:tab-stops>
          <style:tab-stop style:position="6.218cm"/>
        </style:tab-stops>
      </style:paragraph-properties>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margin-top="0.423cm" fo:margin-bottom="0.212cm">
        <style:tab-stops>
          <style:tab-stop style:position="6.218cm"/>
        </style:tab-stops>
      </style:paragraph-properties>
      <style:text-properties style:font-name="Courier New1" fo:font-size="10pt" fo:language="nl" fo:country="NL" style:font-size-asian="10pt" style:font-size-complex="10pt"/>
    </style:style>
    <style:style style:name="P12" style:family="paragraph" style:parent-style-name="Text_20_body">
      <style:text-properties style:font-name="Arial"/>
    </style:style>
    <style:style style:name="P13" style:family="paragraph" style:parent-style-name="Text_20_body">
      <style:text-properties style:font-name="Arial" fo:background-color="#ffff00"/>
    </style:style>
    <style:style style:name="P14" style:family="paragraph" style:parent-style-name="Title">
      <style:text-properties style:font-name="Arial"/>
    </style:style>
    <style:style style:name="P15" style:family="paragraph" style:parent-style-name="Standard">
      <style:text-properties fo:language="nl" fo:country="NL"/>
    </style:style>
    <style:style style:name="P16" style:family="paragraph" style:parent-style-name="Standard">
      <style:text-properties style:font-name="Courier New1" fo:font-size="10pt" fo:language="nl" fo:country="NL" style:font-size-asian="10pt" style:font-size-complex="10pt"/>
    </style:style>
    <style:style style:name="P17" style:family="paragraph" style:parent-style-name="Standard">
      <style:paragraph-properties fo:margin-left="0.635cm" fo:margin-right="0cm" fo:text-indent="0cm" style:auto-text-indent="false"/>
      <style:text-properties style:font-name="Courier New1" fo:font-size="10pt" fo:language="nl" fo:country="NL" style:font-size-asian="10pt" style:font-size-complex="10pt"/>
    </style:style>
    <style:style style:name="P18" style:family="paragraph" style:parent-style-name="Standard">
      <style:paragraph-properties fo:margin-left="0cm" fo:margin-right="0.108cm" fo:text-indent="0cm" style:auto-text-indent="false"/>
    </style:style>
    <style:style style:name="P19" style:family="paragraph" style:parent-style-name="Footnote">
      <style:text-properties style:font-name="Arial"/>
    </style:style>
    <style:style style:name="P20" style:family="paragraph" style:parent-style-name="Subtitle">
      <style:text-properties style:font-name="Arial"/>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Standard">
      <style:text-properties fo:language="nl" fo:country="NL"/>
    </style:style>
    <style:style style:name="P24" style:family="paragraph" style:parent-style-name="Standard" style:list-style-name="WW8Num2">
      <style:paragraph-properties fo:margin-left="1.27cm" fo:margin-right="0cm" fo:text-indent="-0.635cm" style:auto-text-indent="false"/>
      <style:text-properties fo:language="nl" fo:country="NL"/>
    </style:style>
    <style:style style:name="P25" style:family="paragraph" style:parent-style-name="Standard" style:list-style-name="WW8Num2">
      <style:paragraph-properties fo:margin-left="1.27cm" fo:margin-right="0cm" fo:text-indent="-0.635cm" style:auto-text-indent="false"/>
      <style:text-properties style:font-name="Courier New" fo:font-size="10pt" style:font-size-asian="10pt" style:font-name-complex="Courier New" style:font-size-complex="10pt"/>
    </style:style>
    <style:style style:name="P26" style:family="paragraph" style:parent-style-name="Standard" style:list-style-name="WW8Num2">
      <style:paragraph-properties fo:margin-left="1.27cm" fo:margin-right="0cm" fo:text-indent="-0.635cm" style:auto-text-indent="false"/>
    </style:style>
    <style:style style:name="P27" style:family="paragraph" style:parent-style-name="Standard" style:list-style-name="WW8Num2">
      <style:paragraph-properties fo:margin-left="1.27cm" fo:margin-right="0cm" fo:text-indent="-0.635cm" style:auto-text-indent="false"/>
      <style:text-properties style:font-name="Courier New1" fo:font-size="10pt" style:font-size-asian="10pt" style:font-name-complex="Courier New" style:font-size-complex="10pt"/>
    </style:style>
    <style:style style:name="P28" style:family="paragraph" style:parent-style-name="Standard" style:list-style-name="WW8Num2">
      <style:paragraph-properties fo:margin-left="1.27cm" fo:margin-right="0cm" fo:text-indent="-0.635cm" style:auto-text-indent="false"/>
      <style:text-properties style:font-name="Courier New1" fo:font-size="10pt" style:font-size-asian="10pt" style:font-size-complex="10pt"/>
    </style:style>
    <style:style style:name="P29" style:family="paragraph" style:parent-style-name="Standard" style:list-style-name="WW8Num2">
      <style:paragraph-properties fo:margin-left="1.27cm" fo:margin-right="0cm" fo:text-indent="-0.635cm" style:auto-text-indent="false"/>
      <style:text-properties style:font-name="Courier New1" fo:font-size="10pt" fo:language="nl" fo:country="NL" style:font-size-asian="10pt" style:font-name-complex="Courier New" style:font-size-complex="10pt"/>
    </style:style>
    <style:style style:name="P30" style:family="paragraph" style:parent-style-name="Standard" style:list-style-name="WW8Num2">
      <style:paragraph-properties fo:margin-left="2.54cm" fo:margin-right="0cm" fo:text-indent="-0.635cm" style:auto-text-indent="false"/>
    </style:style>
    <style:style style:name="P31" style:family="paragraph" style:parent-style-name="Standard" style:list-style-name="WW8Num2">
      <style:paragraph-properties fo:margin-left="2.54cm" fo:margin-right="0cm" fo:text-indent="-0.635cm" style:auto-text-indent="false"/>
      <style:text-properties style:font-name="Courier New" fo:font-size="10pt" fo:language="nl" fo:country="NL" style:font-size-asian="10pt" style:font-name-complex="Courier New" style:font-size-complex="10pt"/>
    </style:style>
    <style:style style:name="P32" style:family="paragraph" style:parent-style-name="Standard" style:list-style-name="WW8Num2">
      <style:paragraph-properties fo:margin-left="2.54cm" fo:margin-right="0cm" fo:text-indent="-0.635cm" style:auto-text-indent="false"/>
      <style:text-properties style:font-name="Courier New" fo:font-size="10pt" style:font-size-asian="10pt" style:font-name-complex="Courier New" style:font-size-complex="10pt"/>
    </style:style>
    <style:style style:name="P33" style:family="paragraph" style:parent-style-name="Standard" style:list-style-name="WW8Num2">
      <style:paragraph-properties fo:margin-left="2.54cm" fo:margin-right="0cm" fo:text-indent="-0.635cm" style:auto-text-indent="false"/>
      <style:text-properties style:font-name="Courier New1" fo:font-size="10pt" fo:language="nl" fo:country="NL" style:font-size-asian="10pt" style:font-size-complex="10pt"/>
    </style:style>
    <style:style style:name="P34" style:family="paragraph" style:parent-style-name="Standard" style:list-style-name="WW8Num2">
      <style:paragraph-properties fo:margin-left="2.54cm" fo:margin-right="0cm" fo:text-indent="-0.635cm" style:auto-text-indent="false"/>
      <style:text-properties style:font-name="Courier New1" fo:font-size="10pt" fo:language="nl" fo:country="NL" style:font-size-asian="10pt" style:font-name-complex="Courier New" style:font-size-complex="10pt"/>
    </style:style>
    <style:style style:name="P35" style:family="paragraph" style:parent-style-name="Standard" style:list-style-name="WW8Num2">
      <style:paragraph-properties fo:margin-left="2.54cm" fo:margin-right="0cm" fo:text-indent="-0.635cm" style:auto-text-indent="false"/>
      <style:text-properties style:font-name="Courier New1" fo:font-size="10pt" style:font-size-asian="10pt" style:font-size-complex="10pt"/>
    </style:style>
    <style:style style:name="P36" style:family="paragraph" style:parent-style-name="Text_20_body">
      <style:text-properties style:font-name="Arial"/>
    </style:style>
    <style:style style:name="P37" style:family="paragraph" style:parent-style-name="Text_20_body" style:list-style-name="L2">
      <style:text-properties style:font-name="Arial"/>
    </style:style>
    <style:style style:name="P38" style:family="paragraph" style:parent-style-name="Text_20_body">
      <style:text-properties style:font-name="Arial" fo:background-color="#ffff00"/>
    </style:style>
    <style:style style:name="P39" style:family="paragraph" style:parent-style-name="Text_20_body">
      <style:text-properties fo:language="nl" fo:country="NL" fo:font-weight="bold" style:font-weight-asian="bold"/>
    </style:style>
    <style:style style:name="P40" style:family="paragraph" style:parent-style-name="Text_20_body" style:list-style-name="L3">
      <style:paragraph-properties fo:margin-top="0.423cm" fo:margin-bottom="0.212cm"/>
      <style:text-properties style:font-name="Arial"/>
    </style:style>
    <style:style style:name="P41" style:family="paragraph" style:parent-style-name="Text_20_body">
      <style:paragraph-properties fo:margin-top="0.423cm" fo:margin-bottom="0.212cm"/>
      <style:text-properties style:font-name="Arial" fo:font-size="12pt" style:font-size-asian="12pt" style:font-size-complex="12pt"/>
    </style:style>
    <style:style style:name="P42" style:family="paragraph" style:parent-style-name="Text_20_body" style:list-style-name="L4">
      <style:paragraph-properties fo:margin-top="0.423cm" fo:margin-bottom="0.212cm"/>
      <style:text-properties style:font-name="Arial" fo:font-size="12pt" style:font-size-asian="12pt" style:font-size-complex="12pt"/>
    </style:style>
    <style:style style:name="P43" style:family="paragraph" style:parent-style-name="Text_20_body">
      <style:paragraph-properties fo:margin-top="0.423cm" fo:margin-bottom="0.212cm"/>
      <style:text-properties style:font-name="Arial" fo:font-size="12pt" fo:background-color="#ffff00" style:font-size-asian="12pt" style:font-size-complex="12pt"/>
    </style:style>
    <style:style style:name="P44" style:family="paragraph" style:parent-style-name="Text_20_body" style:list-style-name="L3">
      <style:paragraph-properties fo:margin-left="2.501cm" fo:margin-right="0cm" fo:margin-top="0.423cm" fo:margin-bottom="0.212cm" fo:text-indent="-0.635cm" style:auto-text-indent="false"/>
      <style:text-properties style:font-name="Arial"/>
    </style:style>
    <style:style style:name="P45" style:family="paragraph" style:parent-style-name="Text_20_body" style:list-style-name="L3">
      <style:paragraph-properties fo:margin-left="1.251cm" fo:margin-right="0cm" fo:margin-top="0.423cm" fo:margin-bottom="0.212cm" fo:text-indent="-0.635cm" style:auto-text-indent="false"/>
      <style:text-properties style:font-name="Arial"/>
    </style:style>
    <style:style style:name="P46" style:family="paragraph" style:parent-style-name="Text_20_body" style:list-style-name="L3">
      <style:paragraph-properties fo:margin-left="1.251cm" fo:margin-right="0cm" fo:margin-top="0.423cm" fo:margin-bottom="0.212cm" fo:text-indent="0cm" style:auto-text-indent="false"/>
      <style:text-properties style:font-name="Arial"/>
    </style:style>
    <style:style style:name="P47" style:family="paragraph" style:parent-style-name="Text_20_body" style:list-style-name="L3">
      <style:paragraph-properties fo:margin-left="0cm" fo:margin-right="0cm" fo:margin-top="0.423cm" fo:margin-bottom="0.212cm" fo:text-indent="0cm" style:auto-text-indent="false"/>
      <style:text-properties style:font-name="Arial"/>
    </style:style>
    <style:style style:name="P48" style:family="paragraph" style:parent-style-name="Heading_20_1" style:list-style-name="L1">
      <style:text-properties style:font-name="Arial" fo:font-size="16pt" style:font-size-asian="16pt" style:font-size-complex="16pt"/>
    </style:style>
    <style:style style:name="P49" style:family="paragraph" style:parent-style-name="Heading_20_1" style:list-style-name="L1">
      <style:paragraph-properties fo:margin-top="0.423cm" fo:margin-bottom="0.212cm" fo:keep-with-next="always"/>
      <style:text-properties style:font-name="Arial" fo:font-size="16pt" style:font-size-asian="16pt" style:font-size-complex="16pt"/>
    </style:style>
    <style:style style:name="P50" style:family="paragraph" style:parent-style-name="Heading_20_1">
      <style:paragraph-properties fo:margin-top="0.423cm" fo:margin-bottom="0.212cm" fo:break-before="page" fo:keep-with-next="always"/>
      <style:text-properties style:font-name="Arial" fo:font-size="16pt" style:font-size-asian="16pt" style:font-size-complex="16pt"/>
    </style:style>
    <style:style style:name="P51" style:family="paragraph" style:parent-style-name="Heading_20_1">
      <style:paragraph-properties fo:break-before="page"/>
      <style:text-properties style:font-name="Arial" fo:font-size="16pt" style:font-size-asian="16pt" style:font-size-complex="16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4pt" fo:font-weight="bold" style:font-size-asian="14pt" style:font-weight-asian="bold" style:font-name-complex="Arial" style:font-size-complex="14pt" style:font-weight-complex="bold"/>
    </style:style>
    <style:style style:name="T4" style:family="text">
      <style:text-properties style:font-name="Arial" fo:font-size="36pt" fo:font-weight="bold" style:font-size-asian="36pt" style:font-weight-asian="bold" style:font-name-complex="Arial" style:font-size-complex="36pt" style:font-weight-complex="bold"/>
    </style:style>
    <style:style style:name="T5" style:family="text">
      <style:text-properties fo:language="nl" fo:country="NL"/>
    </style:style>
    <style:style style:name="T6" style:family="text">
      <style:text-properties fo:language="nl" fo:country="NL" style:font-name-complex="Courier New"/>
    </style:style>
    <style:style style:name="T7" style:family="text">
      <style:text-properties style:font-name="Courier New" fo:font-size="10pt" style:font-size-asian="10pt" style:font-name-complex="Courier New" style:font-size-complex="10pt"/>
    </style:style>
    <style:style style:name="T8" style:family="text">
      <style:text-properties style:font-name="Courier New" fo:font-size="10pt" fo:language="nl" fo:country="NL" style:font-size-asian="10pt" style:font-name-complex="Courier New" style:font-size-complex="10pt"/>
    </style:style>
    <style:style style:name="T9" style:family="text">
      <style:text-properties fo:language="de" fo:country="DE" style:font-name-complex="Courier New"/>
    </style:style>
    <style:style style:name="T10" style:family="text">
      <style:text-properties style:font-name="Courier New1" fo:font-size="10pt" fo:language="nl" fo:country="NL" style:font-size-asian="10pt" style:font-size-complex="10pt"/>
    </style:style>
    <style:style style:name="T11" style:family="text">
      <style:text-properties style:font-name-complex="Courier New"/>
    </style:style>
    <style:style style:name="T12"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text:id="ct108109832">
          <text:insertion>
            <office:change-info>
              <dc:creator>Peter Willems</dc:creator>
              <dc:date>2009-04-02T11:19:00</dc:date>
            </office:change-info>
          </text:insertion>
        </text:changed-region>
        <text:changed-region text:id="ct108109976">
          <text:insertion>
            <office:change-info>
              <dc:creator>Peter Willems</dc:creator>
              <dc:date>2009-04-02T11:20:00</dc:date>
            </office:change-info>
          </text:insertion>
        </text:changed-region>
        <text:changed-region text:id="ct108114464">
          <text:insertion>
            <office:change-info>
              <dc:creator>Peter Willems</dc:creator>
              <dc:date>2009-04-02T09:39:00</dc:date>
            </office:change-info>
          </text:insertion>
        </text:changed-region>
        <text:changed-region text:id="ct108118456">
          <text:insertion>
            <office:change-info>
              <dc:creator>Peter Willems</dc:creator>
              <dc:date>2009-04-02T09:37:00</dc:date>
            </office:change-info>
          </text:insertion>
        </text:changed-region>
        <text:changed-region text:id="ct108119648">
          <text:deletion>
            <office:change-info>
              <dc:creator>Peter Willems</dc:creator>
              <dc:date>2009-04-02T09:38:00</dc:date>
            </office:change-info>
            <text:p text:style-name="P1">Bonsma</text:p>
          </text:deletion>
        </text:changed-region>
        <text:changed-region text:id="ct108119496">
          <text:insertion>
            <office:change-info>
              <dc:creator>Peter Willems</dc:creator>
              <dc:date>2009-04-02T09:38:00</dc:date>
            </office:change-info>
          </text:insertion>
        </text:changed-region>
        <text:changed-region text:id="ct108119192">
          <text:insertion>
            <office:change-info>
              <dc:creator>Peter Willems</dc:creator>
              <dc:date>2009-04-02T09:40:00</dc:date>
            </office:change-info>
          </text:insertion>
        </text:changed-region>
        <text:changed-region text:id="ct108119040">
          <text:deletion>
            <office:change-info>
              <dc:creator>Peter Willems</dc:creator>
              <dc:date>2009-04-02T09:41:00</dc:date>
            </office:change-info>
            <text:p text:style-name="P2">het</text:p>
          </text:deletion>
        </text:changed-region>
        <text:changed-region text:id="ct108119984">
          <text:insertion>
            <office:change-info>
              <dc:creator>Peter Willems</dc:creator>
              <dc:date>2009-04-02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itle>Notitie beoordelingscriteria VISI certificering</text:title></text:p>
      <text:p text:style-name="P20">Michon Maas en Peter Willems</text:p>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oud</text:p>
          </text:index-title>
          <text:p text:style-name="P22"><text:s/>1 Inleiding<text:tab/>1</text:p>
          <text:p text:style-name="P22"><text:s/>2 Terugkoppeling discussie 17 maart 2009<text:tab/>1</text:p>
          <text:p text:style-name="P22"><text:s/>3 Procedure<text:tab/>2</text:p>
          <text:p text:style-name="P22"><text:s/>2 Bijlage: VISI-keurmerk (Op basis van tekst VISI-website)<text:tab/>4</text:p>
          <text:p text:style-name="P21"><text:s/>2.1 Doel<text:tab/>4</text:p>
          <text:p text:style-name="P21"><text:s/>2.2 Scope<text:tab/>4</text:p>
          <text:p text:style-name="P21"><text:s/>2.3 De procedure<text:tab/>4</text:p>
          <text:p text:style-name="P21"><text:s/>2.4 Conformance eisen<text:tab/>5</text:p>
          <text:p text:style-name="P22"><text:s/>3 Bijlage: Voorbeeld Testverklaring<text:tab/>6</text:p>
          <text:p text:style-name="P22"><text:s/>4 Bijlage: Testen op VISI ondersteuning (VISI certificatie)<text:tab/>7</text:p>
        </text:index-body>
      </text:table-of-content>
      <text:p text:style-name="P12"/>
      <text:list xml:id="list29202971" text:style-name="L1">
        <text:list-item>
          <text:h text:style-name="P48" text:outline-level="1">Inleiding</text:h>
        </text:list-item>
      </text:list>
      <text:p text:style-name="P12">Na de vaststelling van de VISI Systematiek 1.2 en de implementatieinspanning van de VISI-leveranciers die hierop volgde, komt het moment van certificering en de uitreiking van het eerste keurmerk op basis van systematiek 1.2 naderbij.</text:p>
      <text:p text:style-name="P12">Op 17 maart heeft tijdens de compatibiliteitstesten een discussie plaatsgevonden op welke wijze een kwaliteitstoets door TNO kan worden afgenomen en hoe de procedure vorm dient te krijgen. </text:p>
      <text:p text:style-name="P13">De bestaande procedure is gepubliceerd op de VISI-website<text:note text:id="ftn1" text:note-class="footnote"><text:note-citation>1</text:note-citation><text:note-body><text:p text:style-name="Footnote"><text:a xlink:type="simple" xlink:href="http://www.crow.nl/visi/_t21_p38_m7_i4963.htm"><text:span text:style-name="T2">http://www.crow.nl/visi/_t21_p38_m7_i4963.htm</text:span></text:a></text:p></text:note-body></text:note> en hier als bijlage toegevoegd. De nieuwe procedure zal iets anders van opzet zijn</text:p>
      <text:list xml:id="list31159134" text:continue-numbering="true" text:style-name="L1">
        <text:list-item>
          <text:h text:style-name="P49" text:outline-level="1">Terugkoppeling discussie 17 maart 2009</text:h>
        </text:list-item>
      </text:list>
      <text:p text:style-name="P12">In de discussie die tijdens de compatibiteitstesten op 17 maart j.l. plaatsvond zijn een aantal zaken betreffende de beoordelingscriteria besproken:</text:p>
      <text:list xml:id="list29202810" text:style-name="L2">
        <text:list-item>
          <text:p text:style-name="P37">Vastgesteld is dat met de mogelijkheid tot het koppelen van transacties (work-flow), die nu in de systematiek 1.2 is toegevoegd, er in principe geen beletsels zijn om uiterst complexe raamwerken te ontwikkelen.</text:p>
        </text:list-item>
        <text:list-item>
          <text:p text:style-name="P37">De testprocedure zal zich moeten richten op de wijze waarop VISI-raamwerken nu worden gebruikt en zich niet verliezen in het bedenken van allerlei theoretisch mogelijke raamwerken die geen praktische betekenis hebben. </text:p>
        </text:list-item>
        <text:list-item>
          <text:p text:style-name="P37">CROW is aan het overwegen een dienst aan te bieden om VISI gebruikers op basis van een raamwerk een advies te geven over de opzet. </text:p>
        </text:list-item>
        <text:list-item>
          <text:p text:style-name="P37">Een on-line raamwerk-tester zou gebruikers die zelf raamwerken ontwikkelen <text:soft-page-break/>behulpzaam kunnen zijn bij het vermijden van een al te complexe opzet die mogelijk niet door de sofwaresystemen (met of zonder keurmerk) correct verwerkt kan worden.</text:p>
        </text:list-item>
        <text:list-item>
          <text:p text:style-name="P37">Bij het testen van raamwerkeditors is eigenlijk alleen het <text:span text:style-name="T12">resultaat </text:span>in de vorm van een XML bestand van belang, niet de wijze <text:span text:style-name="T12">hoe</text:span> dat resultaat tot stand komt. Het beoordelen van de userinterface van een raamwerkeditor is veelal een kwestie van smaak en kan daarom achterwege blijven.</text:p>
        </text:list-item>
        <text:list-item>
          <text:p text:style-name="P37">Een raamwerkeditor is VISI compatibel als het opgestelde raamwerk door de promotor komt. Voor de zuiverheid is het een idee dat op de VISI website online de promotie kan worden uitgevoerd.</text:p>
        </text:list-item>
        <text:list-item>
          <text:p text:style-name="P37">Indien de leverancier ook systematiek 1.1 compatible wil blijven zal dit meegenomen worden in de toetsing.</text:p>
        </text:list-item>
        <text:list-item>
          <text:p text:style-name="P37">Er is voorgesteld om voor de mogelijkheid voor toetsing voor de eerste keurmerken twee momenten te kiezen. Eén voor de zomerperiode (eind mei) en één hier direct na (begin september). Hierdoor wordt richting gegeven om alle actieve leveranciers gecoördineerd VISI compatible te laten worden. Daarnaast kunnen de leveranciers meeprofiteren van eventuele promotieactiviteiten die in het najaar worden gestart. Na deze twee momenten zal certificering op aanvraag plaatsvinden. </text:p>
        </text:list-item>
      </text:list>
      <text:p text:style-name="P13">Op de VISI-wiki is een notitie van Peter Bonsma opgenomen waarin een lijst met test­criteria wordt opgesomd<text:note text:id="ftn2" text:note-class="footnote"><text:note-citation>2</text:note-citation><text:note-body><text:p text:style-name="P19">Hier ook als bijlage toegevoegd.</text:p></text:note-body></text:note>. Het zou goed zijn als de leden van het Technisch Comité deze lijst van commentaar voorzien, criteria aanscherpen/afzwakken, omissies aanvullen, etc.</text:p>
      <text:list xml:id="list31153591" text:continue-list="list31159134" text:style-name="L1">
        <text:list-item>
          <text:h text:style-name="P49" text:outline-level="1">Procedure</text:h>
        </text:list-item>
      </text:list>
      <text:list xml:id="list29222403" text:style-name="L3">
        <text:list-item>
          <text:p text:style-name="P40"><text:span text:style-name="T1">In de huidige procedure</text:span> is sprake van één test plus rapportage. Gezien de complexiteit van de nieuwe systematiek is het beter de test volgens het “APK” principe aan te pakken. Hierbij krijgt de leverancier bij eventuele tekortkomingen de kans om deze tekortkomingen te herstellen binnen een van te voren vastgestelde periode (bijvoorbeeld twee weken). TNO beoordeelt vervolgens of de tekort­komingen naar behoren zijn verholpen. Indien dit het geval is zal TNO de rapportage van de toets naar CROW verzenden en zal CROW (indien de juiste procedure is gevolgd) overgaan tot het verstrekken van het Keurmerk. </text:p>
        </text:list-item>
        <text:list-item>
          <text:p text:style-name="P40">Naar aanvraag van het VISI Keurmerk bij CROW, zal CROW aan TNO de opdracht verstrekken om een toets uit te voeren. TNO zal een afspraak met de leverancier maken. De leverancier dient tijdens de afgesproken toets voor het volgende zorg te dragen:</text:p>
        </text:list-item>
        <text:list-item>
          <text:p text:style-name="P44">Een werkplek met toegang tot het informatiesysteem.</text:p>
        </text:list-item>
        <text:list-item>
          <text:p text:style-name="P44">Twee afzonderlijke omgevingen (zodat de afhandeling van VISI berichten op basis van het afgesproken SOAP protocol kan worden getest) op basis van de VISI systematiek 1.2 met het standaard testraamwerk en projectspecifieke <text:soft-page-break/>bericht voor toetsing. </text:p>
        </text:list-item>
        <text:list-item>
          <text:p text:style-name="P44">De beschikbaarheid van een medewerker die in staat is informatie te verschaffen over de (technische) opzet van de applicatie en de keuzes die tijdens de ontwikkeling zijn gemaakt kan onderbouwen. <text:s/></text:p>
          <text:p text:style-name="P45">Indien de systematiek ook onderdeel uitmaakt dient ook het CROW raamwerk UAV met een projectspecifiekbericht klaar gezet te worden voor toetsing. </text:p>
        </text:list-item>
        <text:list-item>
          <text:p text:style-name="P40">De tijdsbesteding voor de leverancier en TNO zijn als volgt:</text:p>
        </text:list-item>
        <text:list-item>
          <text:p text:style-name="P44">Opzetten toetsomgeving (1 dagdeel voor leverancier)</text:p>
        </text:list-item>
        <text:list-item>
          <text:p text:style-name="P44">Eerst toetsing (2 dagdelen voor TNO en Leverancier)</text:p>
        </text:list-item>
        <text:list-item>
          <text:p text:style-name="P44">Bij tekortkomingen (1 dagdeel en maximaal 2 voor TNO en Leverancier)</text:p>
        </text:list-item>
        <text:list-item>
          <text:p text:style-name="P44">Rapportage van toets (1 dagdeel voor TNO)</text:p>
          <text:p text:style-name="P46">De totale tijdsbesteding voor de leverancier is hierdoor minimaal 3 dagdelen en maximaal 5 dagdelen. Voor TNO bedraagt de tijdsbedsteding minimaal 3 dagdelen en maximaal 5 dagdelen.</text:p>
          <text:p text:style-name="P47"/>
        </text:list-item>
      </text:list>
      <text:p text:style-name="P5"/>
      <text:p text:style-name="P5"/>
      <text:h text:style-name="P51" text:outline-level="1">Bijlage: VISI-keurmerk (Op basis van tekst VISI-website)<text:note text:id="ftn3" text:note-class="footnote"><text:note-citation>3</text:note-citation><text:note-body><text:p text:style-name="Footnote"><text:change-start text:change-id="ct108109832"/>Met een paar kleine <text:change-end text:change-id="ct108109832"/><text:change-start text:change-id="ct108109976"/>veelal taalkundige aanpassingen.<text:change-end text:change-id="ct108109976"/></text:p></text:note-body></text:note></text:h>
      <text:h text:style-name="Heading_20_2" text:outline-level="2">Doel</text:h>
      <text:p text:style-name="P2">Het VISI-keurmerk is ontwikkeld om te bevorderen dat in softwareproducten de VISI-systematiek en VISI-implementatierichtlijnen op een correcte manier geïmplementeerd worden.</text:p>
      <text:h text:style-name="Heading_20_2" text:outline-level="2">Scope</text:h>
      <text:list xml:id="list29209227" text:style-name="L4">
        <text:list-item>
          <text:p text:style-name="P42">Het VISI-keurmerk wordt verstrekt door de VISI-beheerorganisatie (CROW) op grond van een positief verlopen keuring <text:change-start text:change-id="ct108114464"/>die <text:change-end text:change-id="ct108114464"/>door een onafhankelijk instituut is uitgevoerd.</text:p>
        </text:list-item>
        <text:list-item>
          <text:p text:style-name="P42">Het VISI-keurmerk heeft betrekking op een softwareproduct.</text:p>
        </text:list-item>
        <text:list-item>
          <text:p text:style-name="P42">Het VISI-keurmerk is geen garantie. Het VISI-keurmerk is een bevestiging dat een keuring is uitgevoerd en dat die positief is verlopen.</text:p>
        </text:list-item>
        <text:list-item>
          <text:p text:style-name="P42">Op geen enkele wijze kunnen rechten ontleend worden aan het feit dat een VISI-keurmerk is toegekend.</text:p>
        </text:list-item>
        <text:list-item>
          <text:p text:style-name="P42">De softwareleverancier is en blijft verantwoordelijk voor het functioneren van een softwareproduct.</text:p>
        </text:list-item>
        <text:list-item>
          <text:p text:style-name="P42">Een VISI-keurmerk kan toegekend worden aan softwareproducten die VISI-communicatie ondersteunen. Daarnaast kan een VISI-keurmerk ook toegekend worden aan ondersteunende softwareproducten, zoals VISI Raamwerk Editors.</text:p>
        </text:list-item>
      </text:list>
      <text:h text:style-name="Heading_20_2" text:outline-level="2">De procedure</text:h>
      <text:p text:style-name="P1">Een softwareleverancier vraagt een keuring aan bij CROW. CROW geeft (TNO Bouw<text:change-start text:change-id="ct108118456"/> en Ondergrond<text:change-end text:change-id="ct108118456"/>, de heer P. <text:change text:change-id="ct108119648"/><text:change-start text:change-id="ct108119496"/>Willems<text:change-end text:change-id="ct108119496"/>) een toets uit te voeren.</text:p>
      <text:p text:style-name="P2">De keuring bestaat uit 2 stappen. Ten eerste één dag testen bij de softwareleverancier in huis met, voor de softwareleverancier, onbekende testbestanden. Hierbij wordt gekeken of alle punten van VISI-compatibiliteit goed worden ondersteund. Vervolgens als tweede stap, wordt een halve dag besteed aan het opstellen van <text:change-start text:change-id="ct108119192"/>een <text:change-end text:change-id="ct108119192"/>document ‘Testverklaring’ waarin de bevindingen van de test en de fouten van de software beschreven worden en <text:change text:change-id="ct108119040"/><text:change-start text:change-id="ct108119984"/>de<text:change-end text:change-id="ct108119984"/> communicatie over het oplossen van de laatste fouten en/of aantekeningen van wat nog niet werkt of wat de beperkingen zijn.</text:p>
      <text:p text:style-name="P2"><text:soft-page-break/>Door TNO wordt de softwareleverancier op de hoogte gesteld van de uitslag van de test.</text:p>
      <text:p text:style-name="P2">Na toestemming van de softwareleverancier wordt door TNO de VISI-beheerorganisatie (CROW) op de hoogte gesteld van de uitslag van de test.</text:p>
      <text:p text:style-name="P2">De softwareleverancier vraagt bij de VISI-beheerorganisatie (CROW) een VISI-keurmerk aan voor een bepaald softwareproduct. De softwareleverancier moet daarbij toestemming geven om de Testverklaring van TNO te publiceren.</text:p>
      <text:p text:style-name="P2">De VISI-beheerorganisatie (CROW) controleert of TNO een positief advies heeft afge­geven voor het desbetreffende softwareproduct. Indien dit het geval is zal door de VISI-beheerorganisatie (CROW) op de VISI-website gepubliceerd worden dat het desbetref­fende softwareproduct door TNO getest is en dat de test positief doorlopen is. Ook de Testverklaring van TNO wordt gepubliceerd. Aan de publicatie wordt toegevoegd dat de VISI-beheerorganisatie (CROW) op geen enkele wijze verantwoordelijk gesteld kan worden voor eventuele fouten of onjuistheden in de gepubliceerde gegevens.</text:p>
      <text:p text:style-name="P2">De kosten van de keuring worden door de softwareleverancier met TNO afgerekend. Door TNO worden de benodigde inspanningen geschat op 12 uur. Uitgangspunt hierbij is dat de softwareleverancier zijn huiswerk goed gedaan heeft en het aantal fouten beperkt is. Zitten er meer fouten in de software, dan wordt de inspanning groter.</text:p>
      <text:h text:style-name="Heading_20_2" text:outline-level="2">Conformance eisen</text:h>
      <text:p text:style-name="P2">Door middel van de test door TNO wordt nagegaan of een softwareproduct zich gedraagt in overeenstemming met de voorschriften van de VISI-systematiek en de VISI-implemen­tatierichtlijnen. Deze voorschriften worden de conformance eisen genoemd.</text:p>
      <text:p text:style-name="P2">De ambitie van de conformance eisen is als volgt: een softwareproduct dat VISI-communi­catie ondersteunt en voldoet aan de conformance eisen is in staat om, op basis van een willekeurig aangeboden VISI-raamwerk, berichten te genereren voor, en berichten te inter­preteren van, elk ander softwareproduct dat VISI-communicatie ondersteunt en voldoet aan de conformance eisen.</text:p>
      <text:p text:style-name="P2">Uitgangspunt voor de conformance eisen zijn de VISI-systematiek en VISI-implementatie­richtlijnen zoals van toepassing zijn op het moment van de uitvoering van de test. Eén en ander blijkt uit de gegevens die gepubliceerd worden door middel van de VISI-website.</text:p>
      <text:p text:style-name="P2">Nadere gegevens over de test en eventuele testbestanden zijn aan te vragen bij TNO.</text:p>
      <text:p text:style-name="P2"/>
      <text:h text:style-name="P50" text:outline-level="1">Bijlage: Voorbeeld Testverklaring</text:h>
      <text:p text:style-name="P9">TESTVERKLARING tbv VISI-Keurmerk</text:p>
      <text:p text:style-name="P2">Hierbij verklaart TNO dat het softwareproduct xxxx versie xxx met positief resultaat een test heeft doorlopen ten aanzien van de VISI-compatibiliteit. De volgende referenties zijn hierbij van belang:</text:p>
      <text:p text:style-name="P10">Gegevens Softwareproduct</text:p>
      <text:p text:style-name="P8">Naam softwareproduct:<text:tab/>xxxxxxxxxxxxxxxxx</text:p>
      <text:p text:style-name="P8">Versie softwareproduct:<text:tab/><text:tab/>xxxxxxxxxxxxxxxxx</text:p>
      <text:p text:style-name="P8">Ontwikkelaar softwareproduct:<text:tab/>xxxxxxxxxxxxxxxxx</text:p>
      <text:p text:style-name="P10">Gegevens test</text:p>
      <text:p text:style-name="P8">Periode van de test:<text:tab/>Van datum xxxx <text:s/>tot datum xxxx</text:p>
      <text:p text:style-name="P8">Aard van de test:<text:tab/>Ondersteuning VISI-communicatie op <text:tab/><text:tab/><text:tab/><text:tab/><text:tab/>basis van VISI-raamwerken</text:p>
      <text:p text:style-name="P8">Test uitgangspunten:<text:tab/>VISI systematiek 1.2</text:p>
      <text:p text:style-name="P8"><text:tab/>Implementatierichtlijnen:<text:line-break/><text:tab/><text:tab/><text:tab/>Communicatie op basis van SOAP v1.1<text:line-break/><text:tab/><text:tab/><text:tab/>Blokkeren van gegevenselementen v0.3<text:line-break/><text:tab/><text:tab/><text:tab/>Koppelen van raamwerken v1.0</text:p>
      <text:p text:style-name="P8">Bevindingen:<text:tab/>Product voldoet aan de gestelde eisen<text:line-break/><text:tab/><text:tab/><text:tab/>Attachements tot 20 MB worden correct <text:tab/><text:tab/><text:tab/><text:tab/>afgehandeld; <text:line-break/><text:tab/><text:tab/><text:tab/>grotere attachements worden niet correct <text:line-break/><text:tab/><text:tab/><text:tab/>afgehandeld</text:p>
      <text:p text:style-name="P10">Ondertekening</text:p>
      <text:p text:style-name="P8">Naam vertegenwoordiger TNO:</text:p>
      <text:p text:style-name="P8">Datum ondertekening:<text:line-break/><text:line-break/>Handtekening vertegenwoordiger TNO:<text:tab/><text:tab/><text:tab/></text:p>
      <text:h text:style-name="P50" text:outline-level="1">Bijlage:<text:tab/>Testen op VISI ondersteuning (VISI certificatie)</text:h>
      <text:p text:style-name="P39"><draw:frame draw:style-name="fr1" draw:name="Frame1" text:anchor-type="char" svg:x="12.224cm" svg:y="0.496cm" svg:width="4.625cm" svg:height="2.111cm" draw:z-index="0"><draw:text-box><text:p text:style-name="P18"><text:span text:style-name="T3">TC-20070703<text:line-break/>stuk </text:span><text:span text:style-name="T4">3</text:span></text:p></draw:text-box></draw:frame>Notitie</text:p>
      <text:p text:style-name="P15"/>
      <text:p text:style-name="P15">Aan: <text:tab/><text:tab/>Leden VISI technisch comité</text:p>
      <text:p text:style-name="P15">Van:<text:tab/><text:tab/>Peter Bonsma</text:p>
      <text:p text:style-name="Standard"><text:span text:style-name="T5">Datum: <text:tab/>24 jul</text:span><text:span text:style-name="T5">i 2007</text:span></text:p>
      <text:p text:style-name="P15">Betreft:<text:tab/>Testen op VISI ondersteuning (VISI certificatie)</text:p>
      <text:p text:style-name="P15">________________________________________________________</text:p>
      <text:p text:style-name="P15"/>
      <text:p text:style-name="P15">Verschillen tussen versie 1.1 en versie 1.2 m.b.t. certificatie:</text:p>
      <text:list xml:id="list29208977" text:style-name="WW8Num2">
        <text:list-item>
          <text:p text:style-name="P24">het modelleren van workflow (Ticket 0003)</text:p>
        </text:list-item>
        <text:list-item>
          <text:p text:style-name="P24">het blokkeren van gegevens elementen wordt ondersteund (Ticket 0005)</text:p>
        </text:list-item>
        <text:list-item>
          <text:p text:style-name="P24">het gebruik van datum en tijd velden i.p.v. alleen datum velden</text:p>
        </text:list-item>
      </text:list>
      <text:p text:style-name="P15"/>
      <text:p text:style-name="P15">Meer geavanceerde specificaties van de gebruikte raamwerken:</text:p>
      <text:list xml:id="list31157573" text:continue-numbering="true" text:style-name="WW8Num2">
        <text:list-item>
          <text:p text:style-name="P25">de mogelijkheid om te gaan met raamwerken tot 1 Mb</text:p>
        </text:list-item>
        <text:list-item>
          <text:p text:style-name="P25">ProjectType (maximaal 1 verschillende)</text:p>
          <text:list>
            <text:list-item>
              <text:p text:style-name="P30"><text:span text:style-name="T8">c</text:span><text:span text:style-name="T8">omplex element 1 level diep (dus complex element bevat zelf geen complex elementen)</text:span></text:p>
            </text:list-item>
          </text:list>
        </text:list-item>
        <text:list-item>
          <text:p text:style-name="P25">PersonType (maximaal 5 verschillende)</text:p>
          <text:list>
            <text:list-item>
              <text:p text:style-name="P30"><text:span text:style-name="T8">c</text:span><text:span text:style-name="T8">omplex element 1 level diep (dus complex element bevat zelf geen complex elementen)</text:span></text:p>
            </text:list-item>
          </text:list>
        </text:list-item>
        <text:list-item>
          <text:p text:style-name="P25">OrganisationType (maximaal 5 verschillende)</text:p>
          <text:list>
            <text:list-item>
              <text:p text:style-name="P30"><text:span text:style-name="T8">c</text:span><text:span text:style-name="T8">omplex element 1 level diep (dus complex element bevat zelf geen complex elementen)</text:span></text:p>
            </text:list-item>
          </text:list>
        </text:list-item>
        <text:list-item>
          <text:p text:style-name="P25">AppendixType (maximaal 20 verschillende)</text:p>
          <text:list>
            <text:list-item>
              <text:p text:style-name="P30"><text:span text:style-name="T8">c</text:span><text:span text:style-name="T8">omplex element 1 level diep (dus complex element bevat zelf geen complex elementen)</text:span></text:p>
            </text:list-item>
          </text:list>
        </text:list-item>
        <text:list-item>
          <text:p text:style-name="P25">ComplexElementType</text:p>
          <text:list>
            <text:list-item>
              <text:p text:style-name="P30"><text:span text:style-name="T8">kan c</text:span><text:span text:style-name="T8">omplex element bevatten van max 1 level diep (dus geembed complex element bevat zelf geen complex elementen)</text:span></text:p>
            </text:list-item>
          </text:list>
        </text:list-item>
        <text:list-item>
          <text:p text:style-name="P25">MessageType</text:p>
          <text:list>
            <text:list-item>
              <text:p text:style-name="P30"><text:span text:style-name="T8">c</text:span><text:span text:style-name="T8">omplex element 2 levels diep (dus complex element kan zelf complex elementen bevatten, maar dit geneste complex element zal geen complex elementen meer bevatten)</text:span></text:p>
            </text:list-item>
          </text:list>
        </text:list-item>
        <text:list-item>
          <text:p text:style-name="P25">ElementCondition</text:p>
          <text:list>
            <text:list-item>
              <text:p text:style-name="P31">nieuwe functionaliteit zoals beschreven in notitie wordt uitgebreid getest</text:p>
            </text:list-item>
          </text:list>
        </text:list-item>
        <text:list-item>
          <text:p text:style-name="P25">SimpleElementType</text:p>
          <text:list>
            <text:list-item>
              <text:p text:style-name="P32">geen bijzonderheden</text:p>
            </text:list-item>
          </text:list>
        </text:list-item>
        <text:list-item>
          <text:p text:style-name="P25">UserDefinedType</text:p>
          <text:list>
            <text:list-item>
              <text:p text:style-name="P31">getest wordt of cardinaliteitsrestricties op inputvelden worden herkent en of enumeraties tot 20 stuks worden herkent</text:p>
            </text:list-item>
          </text:list>
        </text:list-item>
        <text:list-item>
          <text:p text:style-name="P25">MessageInTransactionType</text:p>
          <text:list>
            <text:list-item>
              <text:p text:style-name="P32">geen bijzonderheden, zie TransationType</text:p>
            </text:list-item>
          </text:list>
        </text:list-item>
        <text:list-item>
          <text:p text:style-name="P25">TransactionPhaseType</text:p>
          <text:list>
            <text:list-item>
              <text:p text:style-name="P32">geen bijzonderheden</text:p>
            </text:list-item>
          </text:list>
        </text:list-item>
        <text:list-item>
          <text:p text:style-name="P26"><text:span text:style-name="T7">TransactionType</text:span><text:span text:style-name="T5">:</text:span></text:p>
          <text:list>
            <text:list-item>
              <text:p text:style-name="P33">tot max 20 berichten in 1 transactie</text:p>
            </text:list-item>
            <text:list-item>
              <text:p text:style-name="P30"><text:span text:style-name="T10">het aanwezig zijn van maximaal 5 dezelfde berichten met </text:span><text:soft-page-break/><text:span text:style-name="T10">verschillende</text:span><text:span text:style-name="T5"> </text:span><text:span text:style-name="T10">MessageInTransactionType’s</text:span></text:p>
            </text:list-item>
            <text:list-item>
              <text:p text:style-name="P33">MessageInTransactionType’s met meerdere voorgangers maximaal 5</text:p>
            </text:list-item>
            <text:list-item>
              <text:p text:style-name="P33">MessageInTransactionType’s met meerdere opvolgers maximaal 5</text:p>
            </text:list-item>
            <text:list-item>
              <text:p text:style-name="P33">transacties met meerdere initiele MessageInTransactionType’s maximaal 5</text:p>
            </text:list-item>
            <text:list-item>
              <text:p text:style-name="P33"/>
            </text:list-item>
          </text:list>
        </text:list-item>
        <text:list-item>
          <text:p text:style-name="P26"><text:span text:style-name="T7">RoleType</text:span><text:span text:style-name="T5">:</text:span></text:p>
          <text:list>
            <text:list-item>
              <text:p text:style-name="P33">tot 20 rollen zullen aanwezig zijn</text:p>
            </text:list-item>
          </text:list>
        </text:list-item>
        <text:list-item>
          <text:p text:style-name="P25">GroupType</text:p>
          <text:list>
            <text:list-item>
              <text:p text:style-name="P30"><text:span text:style-name="T10">geen bijzonderhede</text:span>n</text:p>
            </text:list-item>
          </text:list>
        </text:list-item>
      </text:list>
      <text:p text:style-name="P15"/>
      <text:p text:style-name="P16">Alle gebruikte en aan te maken berichten zullen behoren tot een specifiek project specifiek bericht, de specificaties zijn deels gebaseerd op dit projectspecifieke bericht</text:p>
      <text:p text:style-name="P15"/>
      <text:p text:style-name="P16">Meer geavanceerde specificaties van de gebruikte berichten:</text:p>
      <text:list xml:id="list31172639" text:continue-numbering="true" text:style-name="WW8Num2">
        <text:list-item>
          <text:p text:style-name="P27">GroupTemplate</text:p>
          <text:list>
            <text:list-item>
              <text:p text:style-name="P33">geen bijzonderheden</text:p>
            </text:list-item>
          </text:list>
        </text:list-item>
        <text:list-item>
          <text:p text:style-name="P27">AppendixGroup</text:p>
          <text:list>
            <text:list-item>
              <text:p text:style-name="P33">geen bijzonderheden</text:p>
            </text:list-item>
          </text:list>
        </text:list-item>
        <text:list-item>
          <text:p text:style-name="P27">AppendixTemplate</text:p>
          <text:list>
            <text:list-item>
              <text:p text:style-name="P35"><text:span text:style-name="T9">berichten bevatten tot 5 attachments</text:span><text:span text:style-name="T9"> (kunnen identieke attachments)</text:span></text:p>
            </text:list-item>
            <text:list-item>
              <text:p text:style-name="P33">berichten bevatten attachments met grootte van 5 Mb, 20 Mb en 100 Mb, het ondersteunen van alle attachments grootte is niet vereist</text:p>
            </text:list-item>
          </text:list>
        </text:list-item>
        <text:list-item>
          <text:p text:style-name="P29">MessageTemplate</text:p>
          <text:list>
            <text:list-item>
              <text:p text:style-name="P33">geen bijzonderheden</text:p>
            </text:list-item>
          </text:list>
        </text:list-item>
        <text:list-item>
          <text:p text:style-name="P29">TransactionTemplate</text:p>
          <text:list>
            <text:list-item>
              <text:p text:style-name="P33">geen bijzonderheden</text:p>
            </text:list-item>
          </text:list>
        </text:list-item>
        <text:list-item>
          <text:p text:style-name="P29">TransactionPhaseTemplate</text:p>
          <text:list>
            <text:list-item>
              <text:p text:style-name="P33">geen bijzonderheden</text:p>
            </text:list-item>
          </text:list>
        </text:list-item>
        <text:list-item>
          <text:p text:style-name="P29">PersonTemplate</text:p>
          <text:list>
            <text:list-item>
              <text:p text:style-name="P33">maximaal 20 organisaties</text:p>
            </text:list-item>
            <text:list-item>
              <text:p text:style-name="P33">elke organisatie heeft maximaal 50 personen</text:p>
            </text:list-item>
          </text:list>
        </text:list-item>
        <text:list-item>
          <text:p text:style-name="P29">OrganisationTemplate</text:p>
          <text:list>
            <text:list-item>
              <text:p text:style-name="P33">maximaal 20 organisaties</text:p>
            </text:list-item>
          </text:list>
        </text:list-item>
        <text:list-item>
          <text:p text:style-name="P29">PersonInRole</text:p>
          <text:list>
            <text:list-item>
              <text:p text:style-name="P33">elke persoon heeft maximaal 5 rollen</text:p>
            </text:list-item>
          </text:list>
        </text:list-item>
        <text:list-item>
          <text:p text:style-name="P29">RoleTemplate</text:p>
          <text:list>
            <text:list-item>
              <text:p text:style-name="P34">maximaal 20 rollen</text:p>
            </text:list-item>
          </text:list>
        </text:list-item>
        <text:list-item>
          <text:p text:style-name="P28"><text:span text:style-name="T6">Proj</text:span><text:span text:style-name="T11">ectTypeInstance</text:span></text:p>
          <text:list>
            <text:list-item>
              <text:p text:style-name="P33">geen bijzonderheden</text:p>
            </text:list-item>
          </text:list>
        </text:list-item>
        <text:list-item>
          <text:p text:style-name="P27">ComplexElementTemplate</text:p>
          <text:list>
            <text:list-item>
              <text:p text:style-name="P33">geen bijzonderheden</text:p>
            </text:list-item>
          </text:list>
        </text:list-item>
      </text:list>
      <text:p text:style-name="P17"/>
      <text:p text:style-name="P11">Voor alle bericht specificatie geldt dat de berichten moeten kunnen worden aangemaakt en moeten kunnen worden ingele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Arial" fo:font-size="16pt" style:font-size-asian="16pt"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Courier New" fo:font-size="10pt" style:font-name-asian="Times New Roman" style:font-size-asian="10pt" style:font-name-complex="Courier New" style:font-size-complex="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10pt" style:font-size-asian="10pt" style:font-size-complex="10pt"/>
    </style:style>
    <style:style style:name="MP2" style:family="paragraph" style:parent-style-name="Footer">
      <style:text-properties fo:color="#808080"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Normering en beoordelingscriteria certificering<text:tab/><text:tab/><text:page-number text:select-page="current">8</text:page-number></text:p>
      </style:header>
      <style:footer>
        <text:p text:style-name="MP2"><text:date style:data-style-name="N37" text:date-value="2009-04-07T11:05:52.07">07-04-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Willems</meta:initial-creator>
    <meta:creation-date>2009-04-02T08:44:16</meta:creation-date>
    <meta:editing-cycles>27</meta:editing-cycles>
    <meta:editing-duration>PT07H49M40S</meta:editing-duration>
    <dc:title>Notitie beoordelingscriteria VISI certificering</dc:title>
    <dc:date>2009-04-07T11:05:51.96</dc:date>
    <meta:generator>OpenOffice.org/3.0$Win32 OpenOffice.org_project/300m9$Build-9358</meta:generator>
    <meta:document-statistic meta:table-count="0" meta:image-count="0" meta:object-count="0" meta:page-count="8" meta:paragraph-count="162" meta:word-count="2011" meta:character-count="13784"/>
    <meta:user-defined meta:name="Info 1"/>
    <meta:user-defined meta:name="Info 2"/>
    <meta:user-defined meta:name="Info 3"/>
    <meta:user-defined meta:name="Info 4"/>
  </office:meta>
</office:document-meta>
</file>